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atin Modern Math" fo:font-size="14pt" fo:font-weight="bold" officeooo:rsid="000e52ab" officeooo:paragraph-rsid="000e52a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atin Modern Math" fo:font-size="14pt" fo:font-weight="bold" officeooo:rsid="000e52ab" officeooo:paragraph-rsid="000e7f4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atin Modern Math" fo:font-size="14pt" fo:font-weight="bold" officeooo:rsid="000e52ab" officeooo:paragraph-rsid="000e52a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atin Modern Math" fo:font-size="14pt" fo:font-weight="normal" officeooo:rsid="000e52ab" officeooo:paragraph-rsid="000e52a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atin Modern Math" fo:font-size="14pt" fo:font-weight="normal" officeooo:rsid="000e52ab" officeooo:paragraph-rsid="000e52a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atin Modern Math" fo:font-size="16pt" fo:font-weight="bold" officeooo:rsid="000e52ab" officeooo:paragraph-rsid="000e52ab" style:font-size-asian="16pt" style:font-weight-asian="bold" style:font-size-complex="16pt" style:font-weight-complex="bold"/>
    </style:style>
    <style:style style:name="T1" style:family="text">
      <style:text-properties fo:font-size="12pt" officeooo:rsid="000e7f41" style:font-size-asian="10.5pt" style:font-size-complex="12pt"/>
    </style:style>
    <style:style style:name="T2" style:family="text">
      <style:text-properties fo:font-size="12pt" officeooo:rsid="000f2e86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/></text:p>
      <text:p text:style-name="P6">Les réseaux électriques intelligents :</text:p>
      <text:p text:style-name="P6">Une solution pour la gestion de l’énergie</text:p>
      <text:p text:style-name="P1"/>
      <text:p text:style-name="P4"/>
      <text:p text:style-name="P5"><text:tab/>Le problème de la production et de la gestion de l’énergie est un problème plus que d’actualité qui m’a amené à me questionner sur les solutions pouvant y répondre. Je trouve en effet qu’on ne peut s’envisager sereinement l’avenir que si nous possédons un système de production et de gestion durable de notre énergie pouvant faire face à un grand nombre d’imprévu. Les réseaux électriques intelligents m’ont paru être une solution pertinente et un sujet d’étude intéressant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6:04:06.267239381</meta:creation-date>
    <dc:date>2022-11-17T16:32:22.461919428</dc:date>
    <meta:editing-duration>PT7M24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3" meta:word-count="89" meta:character-count="554" meta:non-whitespace-character-count="467"/>
  </office:meta>
</office:document-meta>
</file>